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0" style:family="table-cell" style:parent-style-name="Default" style:data-style-name="N125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1" style:family="table-cell" style:parent-style-name="Default" style:data-style-name="N125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2" style:family="table-cell" style:parent-style-name="Default" style:data-style-name="N125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 style:data-style-name="N125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6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8" style:family="table-cell" style:parent-style-name="Default" style:data-style-name="N125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9" style:family="table-cell" style:parent-style-name="Default" style:data-style-name="N125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0" style:family="table-cell" style:parent-style-name="Default" style:data-style-name="N125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ins 50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string" calcext:value-type="string" table:number-columns-spanned="9" table:number-rows-spanned="1">
            <text:p>Average time dimension (288 x 22 x 1000 → 288 x 22)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9" table:number-rows-spanned="1">
            <text:p>Target subjects</text:p>
          </table:table-cell>
          <table:covered-table-cell table:number-columns-repeated="7" table:style-name="ce13"/>
          <table:covered-table-cell table:style-name="ce6"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9">
            <text:p>Source subjec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000</text:p>
          </table:table-cell>
          <table:table-cell table:style-name="ce15" office:value-type="float" office:value="0.0105547" calcext:value-type="float">
            <text:p>0.0105547</text:p>
          </table:table-cell>
          <table:table-cell table:style-name="ce15" office:value-type="float" office:value="0.0825023" calcext:value-type="float">
            <text:p>0.0825023</text:p>
          </table:table-cell>
          <table:table-cell table:style-name="ce15" office:value-type="float" office:value="1.69746" calcext:value-type="float">
            <text:p>1.6974600</text:p>
          </table:table-cell>
          <table:table-cell table:style-name="ce15" office:value-type="float" office:value="0.261867" calcext:value-type="float">
            <text:p>0.2618670</text:p>
          </table:table-cell>
          <table:table-cell table:style-name="ce15" office:value-type="float" office:value="0.163584" calcext:value-type="float">
            <text:p>0.1635840</text:p>
          </table:table-cell>
          <table:table-cell table:style-name="ce15" office:value-type="float" office:value="0.0781216" calcext:value-type="float">
            <text:p>0.0781216</text:p>
          </table:table-cell>
          <table:table-cell table:style-name="ce15" office:value-type="float" office:value="0.601001" calcext:value-type="float">
            <text:p>0.6010010</text:p>
          </table:table-cell>
          <table:table-cell table:style-name="ce18" office:value-type="float" office:value="0.0540436" calcext:value-type="float">
            <text:p>0.0540436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float" office:value="2" calcext:value-type="float">
            <text:p>2</text:p>
          </table:table-cell>
          <table:table-cell table:style-name="ce11" office:value-type="float" office:value="0.0117437" calcext:value-type="float">
            <text:p>0.0117437</text:p>
          </table:table-cell>
          <table:table-cell table:style-name="ce16" office:value-type="float" office:value="0" calcext:value-type="float">
            <text:p>0.0000000</text:p>
          </table:table-cell>
          <table:table-cell table:style-name="ce16" office:value-type="float" office:value="0.163468" calcext:value-type="float">
            <text:p>0.1634680</text:p>
          </table:table-cell>
          <table:table-cell table:style-name="ce16" office:value-type="float" office:value="2.10707" calcext:value-type="float">
            <text:p>2.1070700</text:p>
          </table:table-cell>
          <table:table-cell table:style-name="ce16" office:value-type="float" office:value="0.334531" calcext:value-type="float">
            <text:p>0.3345310</text:p>
          </table:table-cell>
          <table:table-cell table:style-name="ce16" office:value-type="float" office:value="0.270714" calcext:value-type="float">
            <text:p>0.2707140</text:p>
          </table:table-cell>
          <table:table-cell table:style-name="ce16" office:value-type="float" office:value="0.0740005" calcext:value-type="float">
            <text:p>0.0740005</text:p>
          </table:table-cell>
          <table:table-cell table:style-name="ce16" office:value-type="float" office:value="0.793787" calcext:value-type="float">
            <text:p>0.7937870</text:p>
          </table:table-cell>
          <table:table-cell table:style-name="ce19" office:value-type="float" office:value="0.117553" calcext:value-type="float">
            <text:p>0.117553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float" office:value="3" calcext:value-type="float">
            <text:p>3</text:p>
          </table:table-cell>
          <table:table-cell table:style-name="ce11" office:value-type="float" office:value="0.0542694" calcext:value-type="float">
            <text:p>0.0542694</text:p>
          </table:table-cell>
          <table:table-cell table:style-name="ce16" office:value-type="float" office:value="0.101536" calcext:value-type="float">
            <text:p>0.1015360</text:p>
          </table:table-cell>
          <table:table-cell table:style-name="ce16" office:value-type="float" office:value="0" calcext:value-type="float">
            <text:p>0.0000000</text:p>
          </table:table-cell>
          <table:table-cell table:style-name="ce16" office:value-type="float" office:value="1.03254" calcext:value-type="float">
            <text:p>1.0325400</text:p>
          </table:table-cell>
          <table:table-cell table:style-name="ce16" office:value-type="float" office:value="0.224487" calcext:value-type="float">
            <text:p>0.2244870</text:p>
          </table:table-cell>
          <table:table-cell table:style-name="ce16" office:value-type="float" office:value="0.026419" calcext:value-type="float">
            <text:p>0.0264190</text:p>
          </table:table-cell>
          <table:table-cell table:style-name="ce16" office:value-type="float" office:value="0.149738" calcext:value-type="float">
            <text:p>0.1497380</text:p>
          </table:table-cell>
          <table:table-cell table:style-name="ce16" office:value-type="float" office:value="0.296915" calcext:value-type="float">
            <text:p>0.2969150</text:p>
          </table:table-cell>
          <table:table-cell table:style-name="ce19" office:value-type="float" office:value="0.0125828" calcext:value-type="float">
            <text:p>0.0125828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float" office:value="4" calcext:value-type="float">
            <text:p>4</text:p>
          </table:table-cell>
          <table:table-cell table:style-name="ce11" office:value-type="float" office:value="0.625611" calcext:value-type="float">
            <text:p>0.6256110</text:p>
          </table:table-cell>
          <table:table-cell table:style-name="ce16" office:value-type="float" office:value="0.614234" calcext:value-type="float">
            <text:p>0.6142340</text:p>
          </table:table-cell>
          <table:table-cell table:style-name="ce16" office:value-type="float" office:value="0.754778" calcext:value-type="float">
            <text:p>0.7547780</text:p>
          </table:table-cell>
          <table:table-cell table:style-name="ce16" office:value-type="float" office:value="0" calcext:value-type="float">
            <text:p>0.0000000</text:p>
          </table:table-cell>
          <table:table-cell table:style-name="ce16" office:value-type="float" office:value="1.39886" calcext:value-type="float">
            <text:p>1.3988600</text:p>
          </table:table-cell>
          <table:table-cell table:style-name="ce16" office:value-type="float" office:value="0.579369" calcext:value-type="float">
            <text:p>0.5793690</text:p>
          </table:table-cell>
          <table:table-cell table:style-name="ce16" office:value-type="float" office:value="0.399191" calcext:value-type="float">
            <text:p>0.3991910</text:p>
          </table:table-cell>
          <table:table-cell table:style-name="ce16" office:value-type="float" office:value="0.113798" calcext:value-type="float">
            <text:p>0.1137980</text:p>
          </table:table-cell>
          <table:table-cell table:style-name="ce19" office:value-type="float" office:value="0.823299" calcext:value-type="float">
            <text:p>0.823299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float" office:value="5" calcext:value-type="float">
            <text:p>5</text:p>
          </table:table-cell>
          <table:table-cell table:style-name="ce11" office:value-type="float" office:value="0.156413" calcext:value-type="float">
            <text:p>0.1564130</text:p>
          </table:table-cell>
          <table:table-cell table:style-name="ce16" office:value-type="float" office:value="0.16901" calcext:value-type="float">
            <text:p>0.1690100</text:p>
          </table:table-cell>
          <table:table-cell table:style-name="ce16" office:value-type="float" office:value="0.293894" calcext:value-type="float">
            <text:p>0.2938940</text:p>
          </table:table-cell>
          <table:table-cell table:style-name="ce16" office:value-type="float" office:value="2.32999" calcext:value-type="float">
            <text:p>2.3299900</text:p>
          </table:table-cell>
          <table:table-cell table:style-name="ce16" office:value-type="float" office:value="0" calcext:value-type="float">
            <text:p>0.0000000</text:p>
          </table:table-cell>
          <table:table-cell table:style-name="ce16" office:value-type="float" office:value="0.522246" calcext:value-type="float">
            <text:p>0.5222460</text:p>
          </table:table-cell>
          <table:table-cell table:style-name="ce16" office:value-type="float" office:value="0.375598" calcext:value-type="float">
            <text:p>0.3755980</text:p>
          </table:table-cell>
          <table:table-cell table:style-name="ce16" office:value-type="float" office:value="1.17928" calcext:value-type="float">
            <text:p>1.1792800</text:p>
          </table:table-cell>
          <table:table-cell table:style-name="ce19" office:value-type="float" office:value="0.154445" calcext:value-type="float">
            <text:p>0.154445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float" office:value="6" calcext:value-type="float">
            <text:p>6</text:p>
          </table:table-cell>
          <table:table-cell table:style-name="ce11" office:value-type="float" office:value="0.0883802" calcext:value-type="float">
            <text:p>0.0883802</text:p>
          </table:table-cell>
          <table:table-cell table:style-name="ce16" office:value-type="float" office:value="0.139913" calcext:value-type="float">
            <text:p>0.1399130</text:p>
          </table:table-cell>
          <table:table-cell table:style-name="ce16" office:value-type="float" office:value="0.0236422" calcext:value-type="float">
            <text:p>0.0236422</text:p>
          </table:table-cell>
          <table:table-cell table:style-name="ce16" office:value-type="float" office:value="0.730697" calcext:value-type="float">
            <text:p>0.7306970</text:p>
          </table:table-cell>
          <table:table-cell table:style-name="ce16" office:value-type="float" office:value="0.365873" calcext:value-type="float">
            <text:p>0.3658730</text:p>
          </table:table-cell>
          <table:table-cell table:style-name="ce16" office:value-type="float" office:value="0" calcext:value-type="float">
            <text:p>0.0000000</text:p>
          </table:table-cell>
          <table:table-cell table:style-name="ce16" office:value-type="float" office:value="0.142208" calcext:value-type="float">
            <text:p>0.1422080</text:p>
          </table:table-cell>
          <table:table-cell table:style-name="ce16" office:value-type="float" office:value="0.157618" calcext:value-type="float">
            <text:p>0.1576180</text:p>
          </table:table-cell>
          <table:table-cell table:style-name="ce19" office:value-type="float" office:value="0.0624278" calcext:value-type="float">
            <text:p>0.0624278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float" office:value="7" calcext:value-type="float">
            <text:p>7</text:p>
          </table:table-cell>
          <table:table-cell table:style-name="ce11" office:value-type="float" office:value="0.110297" calcext:value-type="float">
            <text:p>0.1102970</text:p>
          </table:table-cell>
          <table:table-cell table:style-name="ce16" office:value-type="float" office:value="0.0832639" calcext:value-type="float">
            <text:p>0.0832639</text:p>
          </table:table-cell>
          <table:table-cell table:style-name="ce16" office:value-type="float" office:value="0.281408" calcext:value-type="float">
            <text:p>0.2814080</text:p>
          </table:table-cell>
          <table:table-cell table:style-name="ce16" office:value-type="float" office:value="1.44346" calcext:value-type="float">
            <text:p>1.4434600</text:p>
          </table:table-cell>
          <table:table-cell table:style-name="ce16" office:value-type="float" office:value="0.849327" calcext:value-type="float">
            <text:p>0.8493270</text:p>
          </table:table-cell>
          <table:table-cell table:style-name="ce16" office:value-type="float" office:value="0.243141" calcext:value-type="float">
            <text:p>0.2431410</text:p>
          </table:table-cell>
          <table:table-cell table:style-name="ce16" office:value-type="float" office:value="0" calcext:value-type="float">
            <text:p>0.0000000</text:p>
          </table:table-cell>
          <table:table-cell table:style-name="ce16" office:value-type="float" office:value="0.42795" calcext:value-type="float">
            <text:p>0.4279500</text:p>
          </table:table-cell>
          <table:table-cell table:style-name="ce19" office:value-type="float" office:value="0.315374" calcext:value-type="float">
            <text:p>0.315374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float" office:value="8" calcext:value-type="float">
            <text:p>8</text:p>
          </table:table-cell>
          <table:table-cell table:style-name="ce11" office:value-type="float" office:value="0.281671" calcext:value-type="float">
            <text:p>0.2816710</text:p>
          </table:table-cell>
          <table:table-cell table:style-name="ce16" office:value-type="float" office:value="0.309945" calcext:value-type="float">
            <text:p>0.3099450</text:p>
          </table:table-cell>
          <table:table-cell table:style-name="ce16" office:value-type="float" office:value="0.300422" calcext:value-type="float">
            <text:p>0.3004220</text:p>
          </table:table-cell>
          <table:table-cell table:style-name="ce16" office:value-type="float" office:value="0.167358" calcext:value-type="float">
            <text:p>0.1673580</text:p>
          </table:table-cell>
          <table:table-cell table:style-name="ce16" office:value-type="float" office:value="0.849218" calcext:value-type="float">
            <text:p>0.8492180</text:p>
          </table:table-cell>
          <table:table-cell table:style-name="ce16" office:value-type="float" office:value="0.180636" calcext:value-type="float">
            <text:p>0.1806360</text:p>
          </table:table-cell>
          <table:table-cell table:style-name="ce16" office:value-type="float" office:value="0.187924" calcext:value-type="float">
            <text:p>0.1879240</text:p>
          </table:table-cell>
          <table:table-cell table:style-name="ce16" office:value-type="float" office:value="0" calcext:value-type="float">
            <text:p>0.0000000</text:p>
          </table:table-cell>
          <table:table-cell table:style-name="ce19" office:value-type="float" office:value="0.367182" calcext:value-type="float">
            <text:p>0.3671820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8" office:value-type="float" office:value="9" calcext:value-type="float">
            <text:p>9</text:p>
          </table:table-cell>
          <table:table-cell table:style-name="ce12" office:value-type="float" office:value="0.0412015" calcext:value-type="float">
            <text:p>0.0412015</text:p>
          </table:table-cell>
          <table:table-cell table:style-name="ce17" office:value-type="float" office:value="0.0832181" calcext:value-type="float">
            <text:p>0.0832181</text:p>
          </table:table-cell>
          <table:table-cell table:style-name="ce17" office:value-type="float" office:value="0.0148336" calcext:value-type="float">
            <text:p>0.0148336</text:p>
          </table:table-cell>
          <table:table-cell table:style-name="ce17" office:value-type="float" office:value="1.23517" calcext:value-type="float">
            <text:p>1.2351700</text:p>
          </table:table-cell>
          <table:table-cell table:style-name="ce17" office:value-type="float" office:value="0.13737" calcext:value-type="float">
            <text:p>0.1373700</text:p>
          </table:table-cell>
          <table:table-cell table:style-name="ce17" office:value-type="float" office:value="0.0796563" calcext:value-type="float">
            <text:p>0.0796563</text:p>
          </table:table-cell>
          <table:table-cell table:style-name="ce17" office:value-type="float" office:value="0.163141" calcext:value-type="float">
            <text:p>0.1631410</text:p>
          </table:table-cell>
          <table:table-cell table:style-name="ce17" office:value-type="float" office:value="0.421334" calcext:value-type="float">
            <text:p>0.4213340</text:p>
          </table:table-cell>
          <table:table-cell table:style-name="ce20" office:value-type="float" office:value="0" calcext:value-type="float">
            <text:p>0.00000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4:10:10.153381848</meta:creation-date>
    <meta:generator>LibreOffice/7.3.7.2$Linux_X86_64 LibreOffice_project/30$Build-2</meta:generator>
    <dc:date>2024-02-22T14:22:11.832649334</dc:date>
    <meta:editing-duration>PT19S</meta:editing-duration>
    <meta:editing-cycles>1</meta:editing-cycles>
    <meta:document-statistic meta:table-count="1" meta:cell-count="102" meta:object-count="0"/>
  </office:meta>
</office:document-meta>
</file>